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en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en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en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en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family="paragraph">
      <style:paragraph-properties fo:text-align="end"/>
    </style:style>
    <style:style style:name="P24" style:parent-style-name="Normal" style:family="paragraph">
      <style:paragraph-properties fo:text-align="en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en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text-align="en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text-align="en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text-align="end"/>
    </style:style>
    <style:style style:name="P41" style:parent-style-name="Normal" style:family="paragraph">
      <style:paragraph-properties fo:text-align="en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Normal" style:family="paragraph">
      <style:paragraph-properties fo:text-align="en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family="paragraph">
      <style:paragraph-properties fo:text-align="en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family="paragraph">
      <style:paragraph-properties fo:text-align="en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 fo:text-align="en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Normal" style:family="paragraph">
      <style:paragraph-properties fo:text-align="en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Normal" style:family="paragraph">
      <style:paragraph-properties fo:text-align="en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Normal" style:family="paragraph">
      <style:paragraph-properties fo:text-align="en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Normal" style:family="paragraph">
      <style:paragraph-properties fo:text-align="en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Normal" style:family="paragraph">
      <style:paragraph-properties fo:text-align="en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Normal" style:family="paragraph">
      <style:paragraph-properties fo:text-align="en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family="paragraph">
      <style:paragraph-properties fo:text-align="en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family="paragraph">
      <style:paragraph-properties fo:text-align="end"/>
    </style:style>
    <style:style style:name="P79" style:parent-style-name="Normal" style:family="paragraph">
      <style:paragraph-properties fo:text-align="en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Normal" style:family="paragraph">
      <style:paragraph-properties fo:text-align="end"/>
    </style:style>
    <style:style style:name="T82" style:parent-style-name="Fuentedepárrafopredeter." style:family="text">
      <style:text-properties fo:language="en" fo:country="US"/>
    </style:style>
    <style:style style:name="T83" style:parent-style-name="Fuentedepárrafopredeter." style:family="text">
      <style:text-properties fo:font-weight="bold" style:font-weight-asian="bold" style:font-weight-complex="bold" fo:language="en" fo:country="US"/>
    </style:style>
    <style:style style:name="P84" style:parent-style-name="Normal" style:family="paragraph">
      <style:paragraph-properties fo:text-align="end"/>
    </style:style>
    <style:style style:name="T85" style:parent-style-name="Fuentedepárrafopredeter." style:family="text">
      <style:text-properties fo:language="en" fo:country="US"/>
    </style:style>
    <style:style style:name="T86" style:parent-style-name="Fuentedepárrafopredeter." style:family="text">
      <style:text-properties fo:font-weight="bold" style:font-weight-asian="bold" style:font-weight-complex="bold" fo:language="en" fo:country="US"/>
    </style:style>
    <style:style style:name="P87" style:parent-style-name="Normal" style:family="paragraph">
      <style:paragraph-properties fo:text-align="end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P89" style:parent-style-name="Normal" style:family="paragraph">
      <style:paragraph-properties fo:text-align="en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family="paragraph">
      <style:paragraph-properties fo:text-align="end"/>
    </style:style>
    <style:style style:name="P97" style:parent-style-name="Normal" style:family="paragraph">
      <style:paragraph-properties fo:text-align="en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Normal" style:family="paragraph">
      <style:paragraph-properties fo:text-align="en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Normal" style:family="paragraph">
      <style:paragraph-properties fo:text-align="end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Normal" style:family="paragraph">
      <style:paragraph-properties fo:text-align="end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Normal" style:family="paragraph">
      <style:paragraph-properties fo:text-align="en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P112" style:parent-style-name="Normal" style:family="paragraph">
      <style:paragraph-properties fo:text-align="end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P114" style:parent-style-name="Normal" style:family="paragraph">
      <style:paragraph-properties fo:text-align="end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P116" style:parent-style-name="Normal" style:family="paragraph">
      <style:paragraph-properties fo:text-align="en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Normal" style:family="paragraph">
      <style:paragraph-properties fo:text-align="en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P120" style:parent-style-name="Normal" style:family="paragraph">
      <style:paragraph-properties fo:text-align="end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fo:font-weight="bold" style:font-weight-asian="bold" style:font-weight-complex="bold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P125" style:parent-style-name="Normal" style:family="paragraph">
      <style:paragraph-properties fo:text-align="end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P127" style:parent-style-name="Normal" style:family="paragraph">
      <style:paragraph-properties fo:text-align="en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Normal" style:family="paragraph">
      <style:paragraph-properties fo:text-align="en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P132" style:parent-style-name="Normal" style:family="paragraph">
      <style:paragraph-properties fo:text-align="end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P141" style:parent-style-name="Normal" style:family="paragraph">
      <style:paragraph-properties fo:text-align="end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P143" style:parent-style-name="Normal" style:family="paragraph">
      <style:paragraph-properties fo:text-align="en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fo:font-weight="bold" style:font-weight-asian="bold" style:font-weight-complex="bold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T154" style:parent-style-name="Fuentedepárrafopredeter." style:family="text">
      <style:text-properties fo:font-weight="bold" style:font-weight-asian="bold" style:font-weight-complex="bold"/>
    </style:style>
    <style:style style:name="T155" style:parent-style-name="Fuentedepárrafopredeter." style:family="text">
      <style:text-properties fo:font-weight="bold" style:font-weight-asian="bold" style:font-weight-complex="bold"/>
    </style:style>
    <style:style style:name="T15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8" style:parent-style-name="Normal" style:family="paragraph">
      <style:paragraph-properties fo:text-align="en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 fo:text-align="end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164" style:parent-style-name="Fuentedepárrafopredeter." style:family="text">
      <style:text-properties fo:font-weight="bold" style:font-weight-asian="bold" style:font-weight-complex="bold"/>
    </style:style>
    <style:style style:name="T165" style:parent-style-name="Fuentedepárrafopredeter." style:family="text">
      <style:text-properties fo:font-weight="bold" style:font-weight-asian="bold" style:font-weight-complex="bold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T167" style:parent-style-name="Fuentedepárrafopredeter." style:family="text">
      <style:text-properties fo:font-weight="bold" style:font-weight-asian="bold" style:font-weight-complex="bold"/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T171" style:parent-style-name="Fuentedepárrafopredeter." style:family="text">
      <style:text-properties fo:font-weight="bold" style:font-weight-asian="bold" style:font-weight-complex="bold"/>
    </style:style>
    <style:style style:name="T172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iálogos del alcalde</text:p>
      <text:h text:style-name="Título1" text:outline-level="1">Diálogos genéricos:</text:h>
      <text:h text:style-name="Título2" text:outline-level="2">Diálogo 1:</text:h>
      <text:p text:style-name="Normal">Buenos días, Fresa. ¿Quedan bebidas o ya te las bebiste todas tú?</text:p>
      <text:p text:style-name="P2">Si llegas un minuto más tarde, te toca agua del grifo. Pero aún hay.</text:p>
      <text:p text:style-name="Normal">He soñado que el pueblo entero me perseguía con antorchas. Jah, lo raro es que era más tranquilo que las mañanas reales.</text:p>
      <text:p text:style-name="P3">Y eso que no te has metido aún con la prensa de hoy.</text:p>
      <text:p text:style-name="Normal">¿Y tú qué? ¿Noche tranquila?</text:p>
      <text:p text:style-name="P4">Como siempre. Cerrar, limpiar, dormir. Mi vida es una postal aburrida.</text:p>
      <text:p text:style-name="P5">Toma algo, no cura el estrés, pero al menos calienta las manos.</text:p>
      <text:p text:style-name="Normal"><text:span text:style-name="T6">(bebida)<text:s/></text:span>Te haré caso, ponme un (bebida).</text:p>
      <text:p text:style-name="Normal"><text:span text:style-name="T7">(Good)<text:s/></text:span>Esto sí que es vida.</text:p>
      <text:p text:style-name="Normal"><text:span text:style-name="T8">(Bad)<text:s/></text:span>Pero…</text:p>
      <text:p text:style-name="Normal"><text:span text:style-name="T9">(diálogo)</text:span><text:s/><text:span text:style-name="T10">(Good)<text:s/></text:span>¿No sabe un poco raro?</text:p>
      <text:p text:style-name="Normal"><text:span text:style-name="T11">(diálogo) (Bad)<text:s/></text:span>¿No habías dicho qué quedaban bebidas?</text:p>
      <text:p text:style-name="P12">Respuesta seria<text:s/><text:span text:style-name="T13">(Good)</text:span></text:p>
      <text:p text:style-name="P14">Responder con confianza<text:s/><text:span text:style-name="T15">(Bad)</text:span></text:p>
      <text:p text:style-name="P16">Hoy el cargamento se me cayó al venir, quizás me equivoqué con los ingredientes<text:span text:style-name="T17"><text:s/></text:span>que había.<text:s/><text:span text:style-name="T18">(Good)</text:span></text:p>
      <text:p text:style-name="P19">No debe fiarse nunca de nadie, jeje.<text:s/><text:span text:style-name="T20">(Bad)</text:span></text:p>
      <text:p text:style-name="Normal"><text:span text:style-name="T21">(Good)<text:s/></text:span>Un error lo comete cualquiera, volveré otro día entonces, adiós.</text:p>
      <text:p text:style-name="Normal"><text:span text:style-name="T22">(Bad)<text:s/></text:span>Tomo nota, caballero, me iré por el momento, tenga un buen día.</text:p>
      <text:h text:style-name="Título2" text:outline-level="2">Diálogo 2:</text:h>
      <text:p text:style-name="Normal">¿Me recuerdas cómo se llama esto de levantarse temprano y fingir que todo va bien?</text:p>
      <text:p text:style-name="P23">Se llama martes. O miércoles. No cambia mucho.</text:p>
      <text:soft-page-break/>
      <text:p text:style-name="Normal">Hoy ni a mi perro he podido sacar. Se quedó en la cama mirándome como si yo fuera el loco.</text:p>
      <text:p text:style-name="P24">Tu perro es más sabio que la mitad del ayuntamiento.</text:p>
      <text:p text:style-name="Normal"><text:span text:style-name="T25">(diálogo)<text:s/></text:span>¿Tú crees que, si dejáramos de hacer como que todo está bien, pasaría algo?</text:p>
      <text:p text:style-name="P26">Alentar a investigar<text:span text:style-name="T27"><text:s/>(Good)</text:span><text:span text:style-name="T28"><text:line-break/></text:span>“¿Para qué seguir investigando?”<text:span text:style-name="T29"><text:s/>(Bad)</text:span></text:p>
      <text:p text:style-name="P30">Tomar un trago está bien, pero recuerda qué sucede en este pueblo todas las noches.<text:s/><text:span text:style-name="T31">(Good)</text:span></text:p>
      <text:p text:style-name="P32"><text:span text:style-name="T33"><text:s/></text:span>Pasaría que me quedarías mirando igual, pero sin un trago en la mano.<text:s/><text:span text:style-name="T34">(Bad)</text:span></text:p>
      <text:p text:style-name="Normal"><text:span text:style-name="T35">(Good)<text:s/></text:span>Es cierto que hay un asesino suelo, no se nos puede olvidar.</text:p>
      <text:p text:style-name="Normal"><text:span text:style-name="T36">(Bad)<text:s/></text:span>Pero fresita, ¿Cómo dices eso habiendo un asesino suelto?...</text:p>
      <text:p text:style-name="Normal"><text:span text:style-name="T37">(bebida)<text:s/></text:span>En cualquier caso, hablando de tragos, dame un (bebida) por favor.</text:p>
      <text:p text:style-name="Normal"><text:span text:style-name="T38">(Good)<text:s/></text:span>¡Qué sabor!, algún día me tiene que dar la receta de esto.</text:p>
      <text:p text:style-name="Normal"><text:span text:style-name="T39">(Bad)<text:s/></text:span>Pero bueno fresita, ¿no le queda?, a este paso se volverá mi peor enemigo jajaja. Volveré otro día entonces, pase un buen día.</text:p>
      <text:h text:style-name="Título2" text:outline-level="2">Diálogo 3:</text:h>
      <text:p text:style-name="Normal">¿Sabes qué tienen en común tú y el panadero? Que son los únicos que madrugan más que yo.</text:p>
      <text:p text:style-name="P40">La diferencia es que él amasa pan y yo cobro para olvidarlos.</text:p>
      <text:p text:style-name="Normal">No sé cómo haces para no volverte loco con tanto rumor suelto.</text:p>
      <text:p text:style-name="P41">Aquí los rumores entran con hielo y salen con resaca.</text:p>
      <text:p text:style-name="Normal"><text:span text:style-name="T42">(dialogo)<text:s/></text:span>Y anoche… no viste nada raro al cerrar, ¿no? Me dijeron que alguien rondaba por tu calle.</text:p>
      <text:p text:style-name="P43">Bromear<text:span text:style-name="T44"><text:s/>(Good)</text:span></text:p>
      <text:p text:style-name="P45">Defensiva<text:s/><text:span text:style-name="T46">(Bad)</text:span></text:p>
      <text:p text:style-name="P47">Vi a un mapache husmeando en la basura. Si era un asesino, se disfrazaba bien.<text:s/><text:span text:style-name="T48">(Good)</text:span></text:p>
      <text:p text:style-name="P49">¿Desde cuándo me preguntas lo que hago después de cerrar?<text:span text:style-name="T50"><text:s/>(Bad)</text:span></text:p>
      <text:p text:style-name="Normal"><text:span text:style-name="T51">(Good)<text:s/></text:span>Entonces al asesino tiene bigotes y cuatro patas, que alivio.</text:p>
      <text:p text:style-name="Normal"><text:span text:style-name="T52">(Bad)<text:s/></text:span>Curiosidades de alcalde, a veces las palabras dicen más que los hechos.</text:p>
      <text:soft-page-break/>
      <text:p text:style-name="Normal"><text:span text:style-name="T53">(bebida)</text:span><text:s/>Ponme un (bebida), pero hazlo fuerte. Hoy siento que el pueblo me pesa más que de costumbre.</text:p>
      <text:p text:style-name="Normal"><text:span text:style-name="T54">(Good)<text:s/></text:span>¿Ves? Por esto vengo aquí y no me quedo en el despacho.</text:p>
      <text:p text:style-name="Normal"><text:span text:style-name="T55">(Bad)<text:s/></text:span>¿Sucede algo?</text:p>
      <text:p text:style-name="P56">Me lo tomaré como un alago<text:s/><text:span text:style-name="T57">(Good)</text:span></text:p>
      <text:p text:style-name="P58">No sirvo bebida a quien carga el pueblo, no vaya a ser que se le caiga<text:s/><text:span text:style-name="T59">(Bad)</text:span></text:p>
      <text:p text:style-name="Normal"><text:span text:style-name="T60">(Good)</text:span><text:s/>Si, aunque me va a tocar volver a él ahora mismo, pase un buen día.</text:p>
      <text:p text:style-name="Normal"><text:span text:style-name="T61">(Bad)<text:s/></text:span>Empiezo a pensar que eres mejor psicólogo que barman.</text:p>
      <text:p text:style-name="Normal"/>
      <text:h text:style-name="Título2" text:outline-level="2">Diálogo 4:</text:h>
      <text:p text:style-name="Normal">¿Tú abres temprano porque te gusta o porque odias dormir?</text:p>
      <text:p text:style-name="P62">Abro temprano porque los problemas también madrugan.</text:p>
      <text:p text:style-name="Normal">Anoche se oyeron sirenas. Otra vez cerca de la plaza.</text:p>
      <text:p text:style-name="Normal"><text:span text:style-name="T63">(diálogo)</text:span><text:s/>No me digas que justo esa noche tú no estabas por aquí.</text:p>
      <text:p text:style-name="P64"><text:span text:style-name="T65"><text:s/></text:span>“Estaba aquí”<text:span text:style-name="T66"><text:s/>(Good)</text:span></text:p>
      <text:p text:style-name="P67">Respuesta evasiva<text:s/><text:span text:style-name="T68">(Bad)</text:span></text:p>
      <text:p text:style-name="P69">Estaba aquí, como siempre. Cerré a las dos y recogí solo. Pregunta al borracho de la esquina si no me crees.<text:s/><text:span text:style-name="T70">(Good)</text:span></text:p>
      <text:p text:style-name="P71">Anoche estuve… donde siempre acabo. ¿Te sirve?<text:span text:style-name="T72"><text:s/>(Bad)</text:span></text:p>
      <text:p text:style-name="Normal"><text:span text:style-name="T73">(Good)<text:s/></text:span>Si hasta el borracho te cubre, entonces sí que estás integrado en este pueblo.</text:p>
      <text:p text:style-name="Normal"><text:span text:style-name="T74">(Bad)<text:s/></text:span>No. No me sirve. Pero ya sabes, todo acaba saliendo. Como los cuerpos en el río.</text:p>
      <text:p text:style-name="Normal">Vamos a por un “Desayuno líquido”.</text:p>
      <text:p text:style-name="Normal"><text:span text:style-name="T75">(bebida)<text:s/></text:span>Ponme un (bebida).</text:p>
      <text:p text:style-name="Normal"><text:span text:style-name="T76">(Good)<text:s/></text:span>A este ritmo, acabaré corriendo detrás del asesino con un vaso en la mano. Nos vemos.</text:p>
      <text:p text:style-name="Normal"><text:span text:style-name="T77">(Bad)<text:s/></text:span>¿Qué? ¿No me das la bebida? Menuda decepción… Hasta la próxima.</text:p>
      <text:soft-page-break/>
      <text:h text:style-name="Título1" text:outline-level="1">Diálogos NO genéricos:</text:h>
      <text:h text:style-name="Título2" text:outline-level="2">Diálogo 5:</text:h>
      <text:p text:style-name="Normal">Dulce fresa de buena mañana. ¿Tienes algo para ahogar penas... o pistas?</text:p>
      <text:p text:style-name="P78">Depende. ¿Vienes como cliente, como alcalde… o como sabueso?</text:p>
      <text:p text:style-name="Normal">¿Sabes? Hoy han encontrado otro cuerpo cerca del lago. A este paso, me voy a quedar sin vecinos con quién brindar.</text:p>
      <text:p text:style-name="P79">Qué tragedia... aunque a veces pienso que este pueblo siempre tuvo algo podrido bajo la piel.</text:p>
      <text:p text:style-name="Normal">¿Y tú cómo lo sabes? No sueles salir del bar...</text:p>
      <text:p text:style-name="Normal"><text:span text:style-name="T80">(diálogo)</text:span>Dime,<text:s/>fresita… ¿dónde estabas anoche a eso de las tres?</text:p>
      <text:p text:style-name="P81"><text:span text:style-name="T82">Responder<text:s/></text:span><text:span text:style-name="T83">(Good)</text:span></text:p>
      <text:p text:style-name="P84"><text:span text:style-name="T85">No responder<text:s/></text:span><text:span text:style-name="T86">(Bad)</text:span></text:p>
      <text:p text:style-name="P87">Estaba aquí, como cada noche. Sirviendo bourbon a un camionero que no deja propina. Puedes revisar la cámara de seguridad.<text:s/><text:span text:style-name="T88">(Good)</text:span></text:p>
      <text:p text:style-name="P89">¿A las tres? Qué pregunta tan... específica. ¿Desde cuándo tengo que darte explicaciones?<text:s/><text:span text:style-name="T90">(Bad)</text:span></text:p>
      <text:p text:style-name="Normal"><text:span text:style-name="T91">(Good)</text:span>Eso me gusta. Preciso, directo. A veces olvido que no todo el mundo en este pueblo es un mentiroso.</text:p>
      <text:p text:style-name="Normal"><text:span text:style-name="T92">(Bad)</text:span><text:s/>Vaya. Qué reacción tan teatral… ¿Seguro que no te va el drama más que servir copas?</text:p>
      <text:p text:style-name="Normal"><text:span text:style-name="T93">(Bebida)</text:span><text:s/>Bueno, vamos a lo que importa. Ponme un (bebida), que esta mañana necesito frescura y olvido.</text:p>
      <text:p text:style-name="Normal"><text:span text:style-name="T94">(Good)</text:span><text:s/>Por cosas como esta, aún me dan ganas de salvar este pueblo.<text:s/>Pase un buen día.</text:p>
      <text:p text:style-name="Normal"><text:span text:style-name="T95">(Bad</text:span>) ¿Cómo que se retrasó el camión con la materia prima? En ese caso volveré otro día, hasta luego.</text:p>
      <text:h text:style-name="Título2" text:outline-level="2">Diálogo 6:</text:h>
      <text:p text:style-name="Normal">Esta mañana encontré a un crío jugando con una navaja. Dice que su padre no volvió anoche.</text:p>
      <text:p text:style-name="P96">Otra víctima más de ese despiadado asesino, mis condolencias.</text:p>
      <text:soft-page-break/>
      <text:p text:style-name="Normal">Lo que me extraña es que tú siempre estés tan tranquilo. A otros les tiembla hasta el café.</text:p>
      <text:p text:style-name="P97">Los nervios no sirven de nada cuando los fantasmas vienen puntuales.</text:p>
      <text:p text:style-name="Normal"><text:span text:style-name="T98">(diálogo)</text:span><text:s/>¿Te fuiste directo a casa ayer cuando cerraste, o hiciste alguna parada… más interesante?</text:p>
      <text:p text:style-name="P99">Responder<text:s/><text:span text:style-name="T100">(Good)</text:span></text:p>
      <text:p text:style-name="P101">Ponerse a la defensiva<text:s/><text:span text:style-name="T102">(Bad)</text:span></text:p>
      <text:p text:style-name="P103">Me fui a casa, como siempre. Mis noches son aburridas, alcalde. Como deberían ser todas.<text:s/><text:span text:style-name="T104">(Good)</text:span></text:p>
      <text:p text:style-name="P105">Veo que te interesa mi rutina…<text:s/><text:span text:style-name="T106">(Bad)</text:span></text:p>
      <text:p text:style-name="Normal"><text:span text:style-name="T107">(Good)</text:span><text:s/>Ya veo, alguna noche de estas podría venir de fiesta conmigo a un lugar que conozco muy bien.</text:p>
      <text:p text:style-name="Normal"><text:span text:style-name="T108">(Bad)<text:s/></text:span>Sólo busco pistas,<text:s/>fresita. Y cuando alguien se pone a la defensiva, suelo anotar el nombre.</text:p>
      <text:p text:style-name="Normal">Ponme lo que le pondrías a un hombre que no duerme desde hace tres días.</text:p>
      <text:p text:style-name="Normal"><text:span text:style-name="T109">(bebida)</text:span><text:s/>Un (bebida) es lo único que despierta sin matar.</text:p>
      <text:p text:style-name="Normal"><text:span text:style-name="T110">(Good)</text:span><text:s/>Esto va a ser otra noche entera investigando los hechos de los últimos días, que tenga un buen día.</text:p>
      <text:p text:style-name="Normal"><text:span text:style-name="T111">(Bad)<text:s/></text:span>¿No tiene? Una pena, en ese caso esta noche me tocará reposar, que tenga un buen día fresita.</text:p>
      <text:h text:style-name="Título2" text:outline-level="2">Diálogo 7:</text:h>
      <text:p text:style-name="Normal">Otra vez por la mañana, ¿eh? Me pregunto qué será más extraño: que te vean abierto tan temprano, o que alguien en este pueblo siga con vida después de lo que pasó anoche.</text:p>
      <text:p text:style-name="P112">La gente sigue con vida porque dentro de lo que cabe se saben defender. O al menos eso me han dicho.</text:p>
      <text:p text:style-name="Normal"><text:span text:style-name="T113">(diálogo)</text:span><text:s/>Ayer vi que alguien corrió hacia una alcantarilla, ¿lo viste tú también o estoy perdiendo la cabeza?</text:p>
      <text:p text:style-name="P114">Sin tensión<text:s/><text:span text:style-name="T115">(Good)</text:span></text:p>
      <text:p text:style-name="P116">Evasivo<text:s/><text:span text:style-name="T117">(Bad)</text:span></text:p>
      <text:p text:style-name="P118">No he visto a nadie pasar por allí. Aunque, claro, es posible que a alguien se le cayese una moneda y fuese a recogerla ¿no?<text:s/><text:span text:style-name="T119">(Good)</text:span></text:p>
      <text:soft-page-break/>
      <text:p text:style-name="P120">Quizás simplemente estás perdiendo la cabeza.<text:s/><text:span text:style-name="T121">(Bad)</text:span></text:p>
      <text:p text:style-name="Normal"><text:span text:style-name="T122">(bebida)<text:s/></text:span>Un (bebida) por favor.</text:p>
      <text:p text:style-name="Normal"><text:span text:style-name="T123">(Good)<text:s/></text:span>Quizás si más gente se tomara uno de estos antes de pensar demasiado, todo sería más sencillo. Aquí en Fermentia las conclusiones se sacan muy rápidamente. Pasa un buen día.</text:p>
      <text:p text:style-name="Normal"><text:span text:style-name="T124">(Bad)<text:s/></text:span>A veces la realidad no te da respiro, ¿verdad? Bueno, tendré que buscar mi consuelo en otro sitio.</text:p>
      <text:h text:style-name="Título2" text:outline-level="2">Diálogo 8:</text:h>
      <text:p text:style-name="Normal">Fresita, lo que el pueblo necesita es un poco de calma. Pero, claro, si te vas a quedar aquí mirando, tampoco espero milagros.</text:p>
      <text:p text:style-name="P125">El mundo se va al garete y yo sigo con mi barra. Algo me dice que no soy el único que prefiere ignorar lo que pasa fuera de aquí.</text:p>
      <text:p text:style-name="Normal"><text:span text:style-name="T126">(diálogo)<text:s/></text:span>Anoche no escuchaste nada raro, ¿verdad? ¿Ni gritos, ni pasos de más?</text:p>
      <text:p text:style-name="P127">“Ni idea”<text:s/><text:span text:style-name="T128">(Good)</text:span></text:p>
      <text:p text:style-name="P129"><text:span text:style-name="T130"><text:s/></text:span>Mostrar desinterés<text:s/><text:span text:style-name="T131">(Bad)</text:span></text:p>
      <text:p text:style-name="P132">No, nada. Si algo pasa aquí, siempre me llega tarde. Y cuando no me llega, no es mi problema. No obstante, cualquier cosa te lo comentaré cuando te vea.<text:span text:style-name="T133"><text:s/>(Good)</text:span><text:span text:style-name="T134"><text:line-break/></text:span>No escuché nada. El silencio puede ser un buen amigo, ya sabes. Tal vez por eso me gusta este lugar: no hace falta saberlo todo.<text:span text:style-name="T135"><text:s/>(Bad)</text:span></text:p>
      <text:p text:style-name="Normal"><text:span text:style-name="T136">(Good)</text:span><text:s/>¿Sabes? A veces me gustaría que todo fuera más claro en Fermentia. No me fío ni de mis propios zapatos en estos días.</text:p>
      <text:p text:style-name="Normal"><text:span text:style-name="T137">(Bad)</text:span><text:s/>*Frunce el ceño extrañado*</text:p>
      <text:p text:style-name="Normal"><text:span text:style-name="T138">(bebida)<text:s/></text:span>Me haces un favor y me pones de ese tal (bebida), Fresita. No tengo tiempo para tonterías.</text:p>
      <text:p text:style-name="Normal"><text:span text:style-name="T139">(Good)<text:s/></text:span>Nunca faltan cosas fuertes por aquí, pero a veces eso te hace ver cosas que a uno no le gustaría ver. Como sea, tenga un buen día.</text:p>
      <text:p text:style-name="Normal"><text:span text:style-name="T140">(Bad)<text:s/></text:span>¿Que no tengo la cabeza para lo que busco?<text:s/>¿Pero quién se ha creído?<text:s/>H<text:s/>asta luego.</text:p>
      <text:h text:style-name="Título2" text:outline-level="2">Diálogo 9:</text:h>
      <text:p text:style-name="Normal">Ojalá tu bar tuviera las respuestas que todos necesitamos. Ojalá se pudiera beber sentido común aquí.</text:p>
      <text:soft-page-break/>
      <text:p text:style-name="P141">No se bebe sentido común. Se bebe lo que hay. Y si quieres respuestas, tendrías que estar buscando en otro sitio.</text:p>
      <text:p text:style-name="Normal"><text:span text:style-name="T142">(diálogo)</text:span><text:s/>Ayer alguien me dijo que hubo movimiento en las afueras. ¿Sabes algo de eso o me estás mirando como si tuviera la cabeza en otro lado?</text:p>
      <text:p text:style-name="P143">Cuidado con lo que escuchas<text:span text:style-name="T144"><text:s/>(Good)</text:span><text:span text:style-name="T145"><text:line-break/></text:span>No quieres saberlo<text:span text:style-name="T146"><text:s/>(Bad)</text:span><text:span text:style-name="T147"><text:line-break/></text:span>Sé que el viento a veces juega con las sombras. No te dejes engañar por ellas, pero tampoco ignores lo que te dicen.<text:span text:style-name="T148"><text:s/>(Good)</text:span><text:span text:style-name="T149"><text:line-break/></text:span>A veces, es mejor no escuchar demasiado. Si te cuento lo que sé, quizás nunca quieras escucharme de nuevo.<text:s/><text:span text:style-name="T150">(Bad)</text:span></text:p>
      <text:p text:style-name="Normal"><text:span text:style-name="T151">(Good)<text:s/></text:span>A veces es difícil ignorar lo que no queremos ver. Gracias por la indirecta.<text:span text:style-name="T152"><text:line-break/>(Bad)<text:s/></text:span>*Observa con preocupación*</text:p>
      <text:p text:style-name="Normal"><text:span text:style-name="T153">(bebida)<text:s/></text:span>Me pones un (bebida), pero más fuerte hoy, ¿quieres?</text:p>
      <text:p text:style-name="Normal"><text:span text:style-name="T154">(Good)<text:s/></text:span>Eso es justo lo que busco. Me ayudará a olvidar que hay algo mucho peor acechando en el pueblo. Pase un buen día.</text:p>
      <text:p text:style-name="Normal"><text:span text:style-name="T155">(Bad)<text:s/></text:span>¿No me lo va a dar? No tengo nada que esconder tras ese sorbo.<text:s/><text:span text:style-name="T156">E</text:span><text:span text:style-name="T157">n</text:span><text:s/>fin, volveré otro día. Adiós.</text:p>
      <text:p text:style-name="Normal"/>
      <text:h text:style-name="Título2" text:outline-level="2">Diálogo 10:</text:h>
      <text:p text:style-name="Normal">Ya no sé si el peor enemigo de este pueblo es Felidoria o el maldito asesino que ronda cada noche.</text:p>
      <text:p text:style-name="P158">Lo peor de Fermentia no es Felidoria ni el asesino. Es que todos hablamos mucho y hacemos poco.</text:p>
      <text:p text:style-name="Normal"><text:span text:style-name="T159">(diálogo)</text:span><text:s/>Escuché que alguien estuvo en el mercado antes de la medianoche. ¿Lo viste tú? O, mejor aún, ¿no te gustaría saber quién?</text:p>
      <text:p text:style-name="P160">“Lo vi”<text:s/><text:span text:style-name="T161">(Good)</text:span><text:span text:style-name="T162"><text:line-break/></text:span>“No me interesa”<text:s/><text:span text:style-name="T163">(Bad)</text:span><text:span text:style-name="T164"><text:line-break/></text:span>Lo vi. Pero si te soy sincero, no creo que esa sea la respuesta que estás buscando.<text:span text:style-name="T165"><text:s/>(Good)</text:span><text:span text:style-name="T166"><text:line-break/></text:span>Yo no veo nada, no escucho nada. Y si te soy sincero, me alegra no saber más. No todo es mi negocio.<text:span text:style-name="T167"><text:s/>(Bad)</text:span></text:p>
      <text:p text:style-name="Normal"><text:span text:style-name="T168">(Good)<text:s/></text:span>A veces no es el asesino lo que da miedo. Es lo que nos deja atrás.<text:span text:style-name="T169"><text:line-break/>(Bad)<text:s/></text:span>*Examina a la fresa con los ojos*</text:p>
      <text:p text:style-name="Normal"><text:span text:style-name="T170">(bebida)<text:s/></text:span>Ponme un trago fuerte de (bebida).</text:p>
      <text:soft-page-break/>
      <text:p text:style-name="Normal"><text:span text:style-name="T171">(Good)</text:span><text:s/>Gracias, quizás este trago me ayude a ver mejor las cosas. Tenga un buen día.<text:span text:style-name="T172"><text:line-break/>(Bad)<text:s/></text:span>¿Que no debería estar buscando respuestas aquí? Bueno, quizás tengas razón. Vendré en otro momento entonces. Hasta la próxim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íctor Martínez Moreno</meta:initial-creator>
    <dc:creator>Víctor Castro Álvarez</dc:creator>
    <meta:creation-date>2025-04-06T15:22:00Z</meta:creation-date>
    <dc:date>2025-04-06T15:22:00Z</dc:date>
    <meta:template xlink:href="Normal" xlink:type="simple"/>
    <meta:editing-cycles>2</meta:editing-cycles>
    <meta:editing-duration>PT540S</meta:editing-duration>
    <meta:document-statistic meta:page-count="8" meta:paragraph-count="21" meta:word-count="1623" meta:character-count="10533" meta:row-count="74" meta:non-whitespace-character-count="8931"/>
  </office:meta>
</office:document-meta>
</file>